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2.33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font-name="Aria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standard" draw:layer="layout" svg:width="25.717cm" svg:height="7.997cm" svg:x="1.209cm" svg:y="7.3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  <table:table-row table:style-name="ro2" table:default-cell-style-name="ce1">
              <table:table-cell>
                <text:p text:style-name="P1">A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B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C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708cm" svg:height="1.517cm" svg:x="1.592cm" svg:y="1.6cm">
          <draw:text-box>
            <text:p><text:span text:style-name="T1">R</text:span><text:span text:style-name="T1">o</text:span><text:span text:style-name="T1">u</text:span><text:span text:style-name="T1">n</text:span><text:span text:style-name="T1">d</text:span><text:span text:style-name="T1"> </text:span><text:span text:style-name="T1">R</text:span><text:span text:style-name="T1">o</text:span><text:span text:style-name="T1">b</text:span><text:span text:style-name="T1">i</text:span><text:span text:style-name="T1">n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frame draw:style-name="gr1" draw:text-style-name="P3" draw:layer="layout" svg:width="6.276cm" svg:height="3.095cm" svg:x="1.7cm" svg:y="3.6cm">
          <draw:text-box>
            <text:p>Quantum = 1</text:p>
            <text:p>A: start = 0 <text:s/><text:s/>cicles 3</text:p>
            <text:p>B: start = 2 <text:s/><text:s/>cicles 3</text:p>
            <text:p>C: start = 3 <text:s/><text:s/>cicles 3</text:p>
          </draw:text-box>
        </draw:frame>
        <draw:frame draw:style-name="gr1" draw:text-style-name="P3" draw:layer="layout" svg:width="2.758cm" svg:height="0.962cm" svg:x="1.8cm" svg:y="16.9cm">
          <draw:text-box>
            <text:p>Queue: </text:p>
          </draw:text-box>
        </draw:frame>
        <draw:frame draw:style-name="gr1" draw:text-style-name="P3" xml:id="id1" draw:id="id1" draw:layer="layout" svg:width="0.68cm" svg:height="0.962cm" svg:x="4.4cm" svg:y="9.838cm">
          <draw:text-box>
            <text:p>I</text:p>
          </draw:text-box>
        </draw:frame>
        <draw:frame draw:style-name="gr1" draw:text-style-name="P3" draw:layer="layout" svg:width="0.925cm" svg:height="0.962cm" svg:x="4.558cm" svg:y="16.9cm">
          <draw:text-box>
            <text:p xml:id="id2" text:id="id2">A</text:p>
          </draw:text-box>
        </draw:frame>
        <draw:frame draw:style-name="gr1" draw:text-style-name="P3" draw:layer="layout" svg:width="0.925cm" svg:height="0.962cm" svg:x="6.475cm" svg:y="9.838cm">
          <draw:text-box>
            <text:p xml:id="id3" text:id="id3">X</text:p>
          </draw:text-box>
        </draw:frame>
        <draw:frame draw:style-name="gr1" draw:text-style-name="P3" draw:layer="layout" svg:width="0.925cm" svg:height="0.962cm" svg:x="8.875cm" svg:y="9.838cm">
          <draw:text-box>
            <text:p xml:id="id5" text:id="id5">X</text:p>
          </draw:text-box>
        </draw:frame>
        <draw:frame draw:style-name="gr1" draw:text-style-name="P3" draw:layer="layout" svg:width="0.925cm" svg:height="0.962cm" svg:x="5.801cm" svg:y="16.938cm">
          <draw:text-box>
            <text:p xml:id="id4" text:id="id4">A</text:p>
          </draw:text-box>
        </draw:frame>
        <draw:frame draw:style-name="gr1" draw:text-style-name="P3" draw:layer="layout" svg:width="0.925cm" svg:height="0.962cm" svg:x="6.402cm" svg:y="16.938cm">
          <draw:text-box>
            <text:p xml:id="id7" text:id="id7">B</text:p>
          </draw:text-box>
        </draw:frame>
        <draw:frame draw:style-name="gr1" draw:text-style-name="P3" draw:layer="layout" svg:width="0.925cm" svg:height="0.962cm" svg:x="6.96cm" svg:y="16.94cm">
          <draw:text-box>
            <text:p xml:id="id8" text:id="id8">A</text:p>
          </draw:text-box>
        </draw:frame>
        <draw:frame draw:style-name="gr1" draw:text-style-name="P3" draw:layer="layout" svg:width="0.959cm" svg:height="0.962cm" svg:x="7.461cm" svg:y="16.94cm">
          <draw:text-box>
            <text:p xml:id="id12" text:id="id12">C</text:p>
          </draw:text-box>
        </draw:frame>
        <draw:frame draw:style-name="gr1" draw:text-style-name="P3" draw:layer="layout" svg:width="0.68cm" svg:height="0.962cm" svg:x="9cm" svg:y="11.738cm">
          <draw:text-box>
            <text:p xml:id="id6" text:id="id6">I</text:p>
          </draw:text-box>
        </draw:frame>
        <draw:frame draw:style-name="gr1" draw:text-style-name="P3" draw:layer="layout" svg:width="0.925cm" svg:height="0.962cm" svg:x="11.176cm" svg:y="11.738cm">
          <draw:text-box>
            <text:p xml:id="id9" text:id="id9">X</text:p>
          </draw:text-box>
        </draw:frame>
        <draw:frame draw:style-name="gr1" draw:text-style-name="P3" draw:layer="layout" svg:width="1.103cm" svg:height="0.962cm" svg:x="11.177cm" svg:y="9.838cm">
          <draw:text-box>
            <text:p xml:id="id10" text:id="id10">W</text:p>
          </draw:text-box>
        </draw:frame>
        <draw:frame draw:style-name="gr1" draw:text-style-name="P3" draw:layer="layout" svg:width="0.68cm" svg:height="0.962cm" svg:x="11.3cm" svg:y="13.738cm">
          <draw:text-box>
            <text:p xml:id="id11" text:id="id11">I</text:p>
          </draw:text-box>
        </draw:frame>
        <draw:frame draw:style-name="gr1" draw:text-style-name="P3" draw:layer="layout" svg:width="0.925cm" svg:height="0.962cm" svg:x="8.003cm" svg:y="16.938cm">
          <draw:text-box>
            <text:p xml:id="id13" text:id="id13">B</text:p>
          </draw:text-box>
        </draw:frame>
        <draw:frame draw:style-name="gr1" draw:text-style-name="P3" draw:layer="layout" svg:width="0.925cm" svg:height="0.962cm" svg:x="13.577cm" svg:y="9.838cm">
          <draw:text-box>
            <text:p xml:id="id14" text:id="id14">X</text:p>
          </draw:text-box>
        </draw:frame>
        <draw:frame draw:style-name="gr1" draw:text-style-name="P3" draw:layer="layout" svg:width="1.103cm" svg:height="0.962cm" svg:x="13.378cm" svg:y="11.838cm">
          <draw:text-box>
            <text:p xml:id="id15" text:id="id15">W</text:p>
          </draw:text-box>
        </draw:frame>
        <draw:frame draw:style-name="gr1" draw:text-style-name="P3" draw:layer="layout" svg:width="1.103cm" svg:height="0.962cm" svg:x="13.379cm" svg:y="13.738cm">
          <draw:text-box>
            <text:p xml:id="id16" text:id="id16">W</text:p>
          </draw:text-box>
        </draw:frame>
        <draw:frame draw:style-name="gr1" draw:text-style-name="P3" draw:layer="layout" svg:width="0.925cm" svg:height="0.962cm" svg:x="15.878cm" svg:y="13.738cm">
          <draw:text-box>
            <text:p xml:id="id17" text:id="id17">X</text:p>
          </draw:text-box>
        </draw:frame>
        <draw:frame draw:style-name="gr1" draw:text-style-name="P3" draw:layer="layout" svg:width="1.103cm" svg:height="0.962cm" svg:x="15.779cm" svg:y="11.838cm">
          <draw:text-box>
            <text:p xml:id="id18" text:id="id18">W</text:p>
          </draw:text-box>
        </draw:frame>
        <draw:frame draw:style-name="gr1" draw:text-style-name="P3" draw:layer="layout" svg:width="0.959cm" svg:height="0.962cm" svg:x="8.462cm" svg:y="16.94cm">
          <draw:text-box>
            <text:p xml:id="id19" text:id="id19">C</text:p>
          </draw:text-box>
        </draw:frame>
        <draw:frame draw:style-name="gr1" draw:text-style-name="P3" draw:layer="layout" svg:width="0.925cm" svg:height="0.962cm" svg:x="18.279cm" svg:y="11.838cm">
          <draw:text-box>
            <text:p xml:id="id20" text:id="id20">X</text:p>
          </draw:text-box>
        </draw:frame>
        <draw:frame draw:style-name="gr1" draw:text-style-name="P3" draw:layer="layout" svg:width="1.103cm" svg:height="0.962cm" svg:x="18.18cm" svg:y="13.738cm">
          <draw:text-box>
            <text:p xml:id="id21" text:id="id21">W</text:p>
          </draw:text-box>
        </draw:frame>
        <draw:frame draw:style-name="gr1" draw:text-style-name="P3" draw:layer="layout" svg:width="0.925cm" svg:height="0.962cm" svg:x="8.904cm" svg:y="16.938cm">
          <draw:text-box>
            <text:p xml:id="id22" text:id="id22">B</text:p>
          </draw:text-box>
        </draw:frame>
        <draw:frame draw:style-name="gr1" draw:text-style-name="P3" draw:layer="layout" svg:width="1.103cm" svg:height="0.962cm" svg:x="20.58cm" svg:y="11.838cm">
          <draw:text-box>
            <text:p xml:id="id24" text:id="id24">W</text:p>
          </draw:text-box>
        </draw:frame>
        <draw:frame draw:style-name="gr1" draw:text-style-name="P3" draw:layer="layout" svg:width="0.925cm" svg:height="0.962cm" svg:x="20.679cm" svg:y="13.738cm">
          <draw:text-box>
            <text:p xml:id="id23" text:id="id23">X</text:p>
          </draw:text-box>
        </draw:frame>
        <draw:frame draw:style-name="gr1" draw:text-style-name="P3" draw:layer="layout" svg:width="0.959cm" svg:height="0.962cm" svg:x="9.363cm" svg:y="16.94cm">
          <draw:text-box>
            <text:p xml:id="id25" text:id="id25">C</text:p>
          </draw:text-box>
        </draw:frame>
        <draw:frame draw:style-name="gr1" draw:text-style-name="P3" draw:layer="layout" svg:width="0.925cm" svg:height="0.962cm" svg:x="22.88cm" svg:y="11.838cm">
          <draw:text-box>
            <text:p xml:id="id26" text:id="id26">X</text:p>
          </draw:text-box>
        </draw:frame>
        <draw:frame draw:style-name="gr1" draw:text-style-name="P3" draw:layer="layout" svg:width="1.103cm" svg:height="0.962cm" svg:x="22.781cm" svg:y="13.738cm">
          <draw:text-box>
            <text:p xml:id="id27" text:id="id27">W</text:p>
          </draw:text-box>
        </draw:frame>
        <draw:frame draw:style-name="gr1" draw:text-style-name="P3" draw:layer="layout" svg:width="0.925cm" svg:height="0.962cm" svg:x="25.281cm" svg:y="13.738cm">
          <draw:text-box>
            <text:p xml:id="id28" text:id="id28">X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0">
                  <anim:transitionFilter smil:dur="0.5s" smil:targetElement="id2" anim:sub-item="text" smil:type="barWipe" smil:subtype="topToBottom" smil:mode="out" smil:direction="reverse"/>
                  <anim:set smil:begin="0.499s" smil:dur="0.001s" smil:fill="hold" smil:targetElement="id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6" anim:sub-item="text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4" anim:sub-item="text" smil:type="barWipe" smil:subtype="topToBottom" smil:mode="out" smil:direction="reverse"/>
                  <anim:set smil:begin="0.499s" smil:dur="0.001s" smil:fill="hold" smil:targetElement="id4" anim:sub-item="text" smil:attributeName="visibility" smil:to="hidden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1" anim:sub-item="text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13">
                  <anim:transitionFilter smil:dur="0.5s" smil:targetElement="id7" anim:sub-item="text" smil:type="barWipe" smil:subtype="topToBottom" smil:mode="out" smil:direction="reverse"/>
                  <anim:set smil:begin="0.499s" smil:dur="0.001s" smil:fill="hold" smil:targetElement="id7" anim:sub-item="text" smil:attributeName="visibility" smil:to="hidden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6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8" anim:sub-item="text" smil:type="barWipe" smil:subtype="topToBottom" smil:mode="out" smil:direction="reverse"/>
                  <anim:set smil:begin="0.499s" smil:dur="0.001s" smil:fill="hold" smil:targetElement="id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9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12" anim:sub-item="text" smil:type="barWipe" smil:subtype="topToBottom" smil:mode="out" smil:direction="reverse"/>
                  <anim:set smil:begin="0.499s" smil:dur="0.001s" smil:fill="hold" smil:targetElement="id12" anim:sub-item="text" smil:attributeName="visibility" smil:to="hidden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3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4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13" anim:sub-item="text" smil:type="barWipe" smil:subtype="topToBottom" smil:mode="out" smil:direction="reverse"/>
                  <anim:set smil:begin="0.499s" smil:dur="0.001s" smil:fill="hold" smil:targetElement="id13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 presentation:group-id="26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7">
                  <anim:set smil:begin="0s" smil:dur="0.001s" smil:fill="hold" smil:targetElement="id2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28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30">
                  <anim:transitionFilter smil:dur="0.5s" smil:targetElement="id19" anim:sub-item="text" smil:type="barWipe" smil:subtype="topToBottom" smil:mode="out" smil:direction="reverse"/>
                  <anim:set smil:begin="0.499s" smil:dur="0.001s" smil:fill="hold" smil:targetElement="id19" anim:sub-item="text" smil:attributeName="visibility" smil:to="hidden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1">
                  <anim:set smil:begin="0s" smil:dur="0.001s" smil:fill="hold" smil:targetElement="id2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3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33">
                  <anim:transitionFilter smil:dur="0.5s" smil:targetElement="id22" anim:sub-item="text" smil:type="barWipe" smil:subtype="topToBottom" smil:mode="out" smil:direction="reverse"/>
                  <anim:set smil:begin="0.499s" smil:dur="0.001s" smil:fill="hold" smil:targetElement="id2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4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2:02:02.948649266</meta:creation-date>
    <dc:date>2016-11-23T12:56:35.869052410</dc:date>
    <meta:editing-duration>PT52M58S</meta:editing-duration>
    <meta:editing-cycles>8</meta:editing-cycles>
    <meta:generator>LibreOffice/5.1.4.2$Linux_X86_64 LibreOffice_project/10m0$Build-2</meta:generator>
    <meta:document-statistic meta:object-count="55"/>
  </office:meta>
</office:document-meta>
</file>